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co26" style:family="table-column">
      <style:table-column-properties fo:break-before="auto" style:column-width="1.9098in"/>
    </style:style>
    <style:style style:name="co27" style:family="table-column">
      <style:table-column-properties fo:break-before="auto" style:column-width="1.0161in"/>
    </style:style>
    <style:style style:name="co28" style:family="table-column">
      <style:table-column-properties fo:break-before="auto" style:column-width="1.141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6508in"/>
    </style:style>
    <style:style style:name="co31" style:family="table-column">
      <style:table-column-properties fo:break-before="auto" style:column-width="0.9717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6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4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8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row table:style-name="ro1" table:number-rows-repeated="1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44" office:value-type="string" calcext:value-type="string">
            <text:p>Bitcoin Variable %:</text:p>
          </table:table-cell>
          <table:table-cell table:style-name="ce56" table:formula="of:=1.34%" office:value-type="percentage" office:value="0.0134" calcext:value-type="percentage">
            <text:p>1.34%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45" office:value-type="string" calcext:value-type="string">
            <text:p>BlockFi Price</text:p>
          </table:table-cell>
          <table:table-cell table:style-name="ce45" office:value-type="string" calcext:value-type="string">
            <text:p>BreakEven</text:p>
          </table:table-cell>
          <table:table-cell table:style-name="ce45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46" table:formula="of:=51460.86" office:value-type="currency" office:currency="USD" office:value="51460.86" calcext:value-type="currency">
            <text:p>$51,460.86</text:p>
          </table:table-cell>
          <table:table-cell table:style-name="ce46" table:formula="of:=([.A15]*[.B13])+[.A15]" office:value-type="currency" office:currency="USD" office:value="52150.435524" calcext:value-type="currency">
            <text:p>$52,150.44</text:p>
          </table:table-cell>
          <table:table-cell table:style-name="ce46" table:formula="of:=([.B15]*1%)+[.B15]" office:value-type="currency" office:currency="USD" office:value="52671.93987924" calcext:value-type="currency">
            <text:p>$52,671.94</text:p>
          </table:table-cell>
          <table:table-cell table:number-columns-repeated="4"/>
        </table:table-row>
        <table:table-row table:style-name="ro2">
          <table:table-cell table:style-name="ce47" table:number-columns-repeated="3"/>
          <table:table-cell table:number-columns-repeated="4"/>
        </table:table-row>
        <table:table-row table:style-name="ro2">
          <table:table-cell table:style-name="ce44" office:value-type="string" calcext:value-type="string">
            <text:p>ChainLink Variable %:</text:p>
          </table:table-cell>
          <table:table-cell table:style-name="ce56" table:formula="of:=2.03%" office:value-type="percentage" office:value="0.0203" calcext:value-type="percentage">
            <text:p>2.03%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45" office:value-type="string" calcext:value-type="string">
            <text:p>BlockFi Price</text:p>
          </table:table-cell>
          <table:table-cell table:style-name="ce45" office:value-type="string" calcext:value-type="string">
            <text:p>BreakEven</text:p>
          </table:table-cell>
          <table:table-cell table:style-name="ce45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46" table:formula="of:=19.56" office:value-type="currency" office:currency="USD" office:value="19.56" calcext:value-type="currency">
            <text:p>$19.56</text:p>
          </table:table-cell>
          <table:table-cell table:style-name="ce46" table:formula="of:=([.A19]*[.B17])+[.A19]" office:value-type="currency" office:currency="USD" office:value="19.957068" calcext:value-type="currency">
            <text:p>$19.96</text:p>
          </table:table-cell>
          <table:table-cell table:style-name="ce46" table:formula="of:=([.B19]*1%)+[.B19]" office:value-type="currency" office:currency="USD" office:value="20.15663868" calcext:value-type="currency">
            <text:p>$20.16</text:p>
          </table:table-cell>
          <table:table-cell table:number-columns-repeated="4"/>
        </table:table-row>
        <table:table-row table:style-name="ro2">
          <table:table-cell table:style-name="ce48" table:number-columns-repeated="3"/>
          <table:table-cell table:number-columns-repeated="4"/>
        </table:table-row>
        <table:table-row table:style-name="ro2">
          <table:table-cell table:style-name="ce44" office:value-type="string" calcext:value-type="string">
            <text:p>Eth Variable %:</text:p>
          </table:table-cell>
          <table:table-cell table:style-name="ce56" table:formula="of:=1.54%" office:value-type="percentage" office:value="0.0154" calcext:value-type="percentage">
            <text:p>1.54%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45" office:value-type="string" calcext:value-type="string">
            <text:p>BlockFi Price</text:p>
          </table:table-cell>
          <table:table-cell table:style-name="ce45" office:value-type="string" calcext:value-type="string">
            <text:p>BreakEven</text:p>
          </table:table-cell>
          <table:table-cell table:style-name="ce45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46" table:formula="of:=3887.02" office:value-type="currency" office:currency="USD" office:value="3887.02" calcext:value-type="currency">
            <text:p>$3,887.02</text:p>
          </table:table-cell>
          <table:table-cell table:style-name="ce46" table:formula="of:=([.A23]*[.B21])+[.A23]" office:value-type="currency" office:currency="USD" office:value="3946.880108" calcext:value-type="currency">
            <text:p>$3,946.88</text:p>
          </table:table-cell>
          <table:table-cell table:style-name="ce46" table:formula="of:=([.B23]*1%)+[.B23]" office:value-type="currency" office:currency="USD" office:value="3986.34890908" calcext:value-type="currency">
            <text:p>$3,986.35</text:p>
          </table:table-cell>
          <table:table-cell table:number-columns-repeated="4"/>
        </table:table-row>
        <table:table-row table:style-name="ro2">
          <table:table-cell table:style-name="ce48" table:number-columns-repeated="3"/>
          <table:table-cell table:number-columns-repeated="4"/>
        </table:table-row>
        <table:table-row table:style-name="ro2">
          <table:table-cell table:style-name="ce44" office:value-type="string" calcext:value-type="string">
            <text:p>Bat Variable %:</text:p>
          </table:table-cell>
          <table:table-cell table:style-name="ce56" table:formula="of:=3.06%" office:value-type="percentage" office:value="0.0306" calcext:value-type="percentage">
            <text:p>3.06%</text:p>
          </table:table-cell>
          <table:table-cell table:style-name="ce48"/>
          <table:table-cell table:number-columns-repeated="4"/>
        </table:table-row>
        <table:table-row table:style-name="ro2">
          <table:table-cell table:style-name="ce45" office:value-type="string" calcext:value-type="string">
            <text:p>BlockFi Price</text:p>
          </table:table-cell>
          <table:table-cell table:style-name="ce45" office:value-type="string" calcext:value-type="string">
            <text:p>BreakEven</text:p>
          </table:table-cell>
          <table:table-cell table:style-name="ce45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46" table:formula="of:=1.29" office:value-type="currency" office:currency="USD" office:value="1.29" calcext:value-type="currency">
            <text:p>$1.29</text:p>
          </table:table-cell>
          <table:table-cell table:style-name="ce46" table:formula="of:=([.A27]*[.B25])+[.A27]" office:value-type="currency" office:currency="USD" office:value="1.329474" calcext:value-type="currency">
            <text:p>$1.33</text:p>
          </table:table-cell>
          <table:table-cell table:style-name="ce46" table:formula="of:=([.B27]*1%)+[.B27]" office:value-type="currency" office:currency="USD" office:value="1.34276874" calcext:value-type="currency">
            <text:p>$1.34</text:p>
          </table:table-cell>
          <table:table-cell table:number-columns-repeated="4"/>
        </table:table-row>
        <table:table-row table:style-name="ro2">
          <table:table-cell table:style-name="ce46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35%" office:value-type="percentage" office:value="0.0035" calcext:value-type="percentage">
            <text:p>0.35%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Profift 1.34%</text:p>
          </table:table-cell>
          <table:table-cell table:number-columns-repeated="4"/>
        </table:table-row>
        <table:table-row table:style-name="ro2">
          <table:table-cell table:style-name="ce8" table:formula="of:=47735.85" office:value-type="currency" office:currency="USD" office:value="47735.85" calcext:value-type="currency">
            <text:p>$47,735.85</text:p>
          </table:table-cell>
          <table:table-cell table:style-name="ce8" table:formula="of:=([.A31]*[.B29])+[.A31]" office:value-type="currency" office:currency="USD" office:value="47902.925475" calcext:value-type="currency">
            <text:p>$47,902.93</text:p>
          </table:table-cell>
          <table:table-cell table:style-name="ce8" table:formula="of:=([.B31]*1.34%)+[.B31]" office:value-type="currency" office:currency="USD" office:value="48544.824676365" calcext:value-type="currency">
            <text:p>$48,544.82</text:p>
          </table:table-cell>
          <table:table-cell table:number-columns-repeated="4"/>
        </table:table-row>
        <table:table-row table:style-name="ro2">
          <table:table-cell table:style-name="ce46" table:number-columns-repeated="3"/>
          <table:table-cell table:number-columns-repeated="4"/>
        </table:table-row>
        <table:table-row table:style-name="ro2">
          <table:table-cell table:style-name="ce46"/>
          <table:table-cell table:style-name="ce48" table:number-columns-repeated="2"/>
          <table:table-cell table:number-columns-repeated="4"/>
        </table:table-row>
        <table:table-row table:style-name="ro2">
          <table:table-cell table:style-name="ce46" table:formula="of:=54983" office:value-type="currency" office:currency="USD" office:value="54983" calcext:value-type="currency">
            <text:p>$54,983.00</text:p>
          </table:table-cell>
          <table:table-cell table:style-name="ce46" office:value-type="currency" office:currency="USD" office:value="25.31" calcext:value-type="currency">
            <text:p>$25.31</text:p>
          </table:table-cell>
          <table:table-cell table:style-name="ce60" table:formula="of:=1.325" office:value-type="currency" office:currency="USD" office:value="1.325" calcext:value-type="currency">
            <text:p>$1.33</text:p>
          </table:table-cell>
          <table:table-cell table:style-name="ce46" table:formula="of:=3897.21" office:value-type="currency" office:currency="USD" office:value="3897.21" calcext:value-type="currency">
            <text:p>$3,897.21</text:p>
          </table:table-cell>
          <table:table-cell table:number-columns-repeated="3"/>
        </table:table-row>
        <table:table-row table:style-name="ro2">
          <table:table-cell table:style-name="ce46" table:formula="of:=55715.42" office:value-type="currency" office:currency="USD" office:value="55715.42" calcext:value-type="currency">
            <text:p>$55,715.42</text:p>
          </table:table-cell>
          <table:table-cell table:style-name="ce46" office:value-type="currency" office:currency="USD" office:value="25.82372897" calcext:value-type="currency">
            <text:p>$25.82</text:p>
          </table:table-cell>
          <table:table-cell table:style-name="ce60" table:formula="of:=1.3655736" office:value-type="currency" office:currency="USD" office:value="1.3655736" calcext:value-type="currency">
            <text:p>$1.37</text:p>
          </table:table-cell>
          <table:table-cell table:style-name="ce46" table:formula="of:=3957.11472" office:value-type="currency" office:currency="USD" office:value="3957.11472" calcext:value-type="currency">
            <text:p>$3,957.11</text:p>
          </table:table-cell>
          <table:table-cell table:number-columns-repeated="3"/>
        </table:table-row>
        <table:table-row table:style-name="ro2">
          <table:table-cell table:style-name="ce46" table:formula="of:=[.A35]-[.A34]" office:value-type="currency" office:currency="USD" office:value="732.419999999998" calcext:value-type="currency">
            <text:p>$732.42</text:p>
          </table:table-cell>
          <table:table-cell table:style-name="ce46" table:formula="of:=[.B35]-[.B34]" office:value-type="currency" office:currency="USD" office:value="0.513728970000003" calcext:value-type="currency">
            <text:p>$0.51</text:p>
          </table:table-cell>
          <table:table-cell table:style-name="ce60" table:formula="of:=[.C35]-[.C34]" office:value-type="currency" office:currency="USD" office:value="0.0405736000000001" calcext:value-type="currency">
            <text:p>$0.04</text:p>
          </table:table-cell>
          <table:table-cell table:style-name="ce46" table:formula="of:=[.D35]-[.D34]" office:value-type="currency" office:currency="USD" office:value="59.90472" calcext:value-type="currency">
            <text:p>$59.90</text:p>
          </table:table-cell>
          <table:table-cell table:number-columns-repeated="3"/>
        </table:table-row>
        <table:table-row table:style-name="ro2">
          <table:table-cell table:style-name="ce56" table:formula="of:=[.A36]/[.A34]" office:value-type="percentage" office:value="0.0133208446247021" calcext:value-type="percentage">
            <text:p>1.33%</text:p>
          </table:table-cell>
          <table:table-cell table:style-name="ce56" table:formula="of:=[.B36]/[.B34]" office:value-type="percentage" office:value="0.0202974701698934" calcext:value-type="percentage">
            <text:p>2.03%</text:p>
          </table:table-cell>
          <table:table-cell table:style-name="ce70" table:formula="of:=[.C36]/[.C34]" office:value-type="percentage" office:value="0.0306215849056605" calcext:value-type="percentage">
            <text:p>3.06%</text:p>
          </table:table-cell>
          <table:table-cell table:style-name="ce56" table:formula="of:=[.D36]/[.D34]" office:value-type="percentage" office:value="0.0153711809217363" calcext:value-type="percentage">
            <text:p>1.54%</text:p>
          </table:table-cell>
          <table:table-cell table:number-columns-repeated="3"/>
        </table:table-row>
      </table:table>
      <table:table table:name="BreakEvenProfit" table:style-name="ta1"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7" table:number-columns-repeated="1014" table:default-cell-style-name="ce48"/>
        <table:table-row table:style-name="ro2">
          <table:table-cell table:style-name="ce45" office:value-type="string" calcext:value-type="string">
            <text:p>Bought Coins</text:p>
          </table:table-cell>
          <table:table-cell table:style-name="ce45" office:value-type="string" calcext:value-type="string">
            <text:p>Sold Coins</text:p>
          </table:table-cell>
          <table:table-cell table:style-name="ce45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6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1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72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71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46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46"/>
          <table:table-cell table:style-name="ce56"/>
          <table:table-cell table:style-name="ce46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46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73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72"/>
          <table:table-cell/>
          <table:table-cell table:style-name="ce56" office:value-type="string" calcext:value-type="string">
            <text:p>Footprints</text:p>
          </table:table-cell>
          <table:table-cell table:style-name="ce56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71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46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46"/>
          <table:table-cell table:style-name="ce56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73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46"/>
          <table:table-cell table:style-name="ce56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46"/>
          <table:table-cell table:style-name="ce56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46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46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56"/>
          <table:table-cell table:style-name="ce73"/>
          <table:table-cell table:style-name="ce46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73"/>
          <table:table-cell table:style-name="ce46"/>
          <table:table-cell table:style-name="ce74"/>
          <table:table-cell table:number-columns-repeated="1016"/>
        </table:table-row>
        <table:table-row table:style-name="ro2">
          <table:table-cell table:number-columns-repeated="5"/>
          <table:table-cell table:style-name="ce46"/>
          <table:table-cell table:number-columns-repeated="1018"/>
        </table:table-row>
        <table:table-row table:style-name="ro2">
          <table:table-cell table:number-columns-repeated="5"/>
          <table:table-cell table:style-name="ce73"/>
          <table:table-cell/>
          <table:table-cell table:style-name="ce71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46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76"/>
        <table:table-column table:style-name="co7" table:default-cell-style-name="ce76"/>
        <table:table-column table:style-name="co19" table:default-cell-style-name="ce76"/>
        <table:table-column table:style-name="co7" table:number-columns-repeated="1021" table:default-cell-style-name="ce76"/>
        <table:table-row table:style-name="ro1">
          <table:table-cell table:style-name="ce75" office:value-type="string" calcext:value-type="string">
            <text:p>Amount Invested</text:p>
          </table:table-cell>
          <table:table-cell table:style-name="ce75" office:value-type="string" calcext:value-type="string">
            <text:p>1% Profit</text:p>
          </table:table-cell>
          <table:table-cell table:style-name="ce75" office:value-type="string" calcext:value-type="string">
            <text:p>Current Total</text:p>
          </table:table-cell>
          <table:table-cell table:style-name="ce75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77" table:number-columns-repeated="2"/>
          <table:table-cell table:style-name="ce78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77"/>
          <table:table-cell table:number-columns-repeated="2"/>
          <table:table-cell table:style-name="ce77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77"/>
          <table:table-cell table:number-columns-repeated="2"/>
          <table:table-cell table:style-name="ce77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77"/>
          <table:table-cell table:number-columns-repeated="2"/>
          <table:table-cell table:style-name="ce77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77"/>
          <table:table-cell table:style-name="ce78"/>
          <table:table-cell/>
          <table:table-cell table:style-name="ce77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77"/>
          <table:table-cell table:number-columns-repeated="2"/>
          <table:table-cell table:style-name="ce77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77"/>
          <table:table-cell table:number-columns-repeated="2"/>
          <table:table-cell table:style-name="ce77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77"/>
          <table:table-cell table:number-columns-repeated="2"/>
          <table:table-cell table:style-name="ce77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77"/>
          <table:table-cell table:number-columns-repeated="2"/>
          <table:table-cell table:style-name="ce77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77"/>
          <table:table-cell table:number-columns-repeated="2"/>
          <table:table-cell table:style-name="ce77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77"/>
          <table:table-cell table:number-columns-repeated="2"/>
          <table:table-cell table:style-name="ce77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77"/>
          <table:table-cell table:number-columns-repeated="2"/>
          <table:table-cell table:style-name="ce77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77"/>
          <table:table-cell table:number-columns-repeated="2"/>
          <table:table-cell table:style-name="ce77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77"/>
          <table:table-cell table:number-columns-repeated="2"/>
          <table:table-cell table:style-name="ce77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77"/>
          <table:table-cell table:number-columns-repeated="2"/>
          <table:table-cell table:style-name="ce77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77"/>
          <table:table-cell table:number-columns-repeated="2"/>
          <table:table-cell table:style-name="ce77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77"/>
          <table:table-cell table:number-columns-repeated="2"/>
          <table:table-cell table:style-name="ce77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77" table:number-columns-repeated="2"/>
          <table:table-cell/>
          <table:table-cell table:style-name="ce77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77"/>
          <table:table-cell table:number-columns-repeated="2"/>
          <table:table-cell table:style-name="ce77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77" table:number-columns-repeated="2"/>
          <table:table-cell/>
          <table:table-cell table:style-name="ce77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77"/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77"/>
          <table:table-cell table:number-columns-repeated="2"/>
          <table:table-cell table:style-name="ce77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77"/>
          <table:table-cell table:number-columns-repeated="2"/>
          <table:table-cell table:style-name="ce77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77"/>
          <table:table-cell table:number-columns-repeated="2"/>
          <table:table-cell table:style-name="ce77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77"/>
          <table:table-cell table:number-columns-repeated="2"/>
          <table:table-cell table:style-name="ce77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77"/>
          <table:table-cell table:number-columns-repeated="2"/>
          <table:table-cell table:style-name="ce77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77"/>
          <table:table-cell table:number-columns-repeated="2"/>
          <table:table-cell table:style-name="ce77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77"/>
          <table:table-cell table:number-columns-repeated="2"/>
          <table:table-cell table:style-name="ce77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77"/>
          <table:table-cell table:number-columns-repeated="2"/>
          <table:table-cell table:style-name="ce77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77"/>
          <table:table-cell table:number-columns-repeated="2"/>
          <table:table-cell table:style-name="ce77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77"/>
          <table:table-cell table:number-columns-repeated="2"/>
          <table:table-cell table:style-name="ce77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77"/>
          <table:table-cell table:number-columns-repeated="2"/>
          <table:table-cell table:style-name="ce77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77"/>
          <table:table-cell table:number-columns-repeated="2"/>
          <table:table-cell table:style-name="ce77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77"/>
          <table:table-cell table:number-columns-repeated="2"/>
          <table:table-cell table:style-name="ce77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77"/>
          <table:table-cell table:number-columns-repeated="2"/>
          <table:table-cell table:style-name="ce77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77"/>
          <table:table-cell table:number-columns-repeated="2"/>
          <table:table-cell table:style-name="ce77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77"/>
          <table:table-cell table:number-columns-repeated="2"/>
          <table:table-cell table:style-name="ce77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77"/>
          <table:table-cell table:number-columns-repeated="2"/>
          <table:table-cell table:style-name="ce77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77"/>
          <table:table-cell table:number-columns-repeated="2"/>
          <table:table-cell table:style-name="ce77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77"/>
          <table:table-cell table:number-columns-repeated="2"/>
          <table:table-cell table:style-name="ce77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77"/>
          <table:table-cell table:number-columns-repeated="2"/>
          <table:table-cell table:style-name="ce77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77"/>
          <table:table-cell table:number-columns-repeated="2"/>
          <table:table-cell table:style-name="ce77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77"/>
          <table:table-cell table:number-columns-repeated="2"/>
          <table:table-cell table:style-name="ce77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77"/>
          <table:table-cell table:number-columns-repeated="2"/>
          <table:table-cell table:style-name="ce77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77"/>
          <table:table-cell table:number-columns-repeated="2"/>
          <table:table-cell table:style-name="ce77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77"/>
          <table:table-cell table:number-columns-repeated="2"/>
          <table:table-cell table:style-name="ce77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77"/>
          <table:table-cell table:number-columns-repeated="2"/>
          <table:table-cell table:style-name="ce77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77"/>
          <table:table-cell table:number-columns-repeated="2"/>
          <table:table-cell table:style-name="ce77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77"/>
          <table:table-cell table:number-columns-repeated="2"/>
          <table:table-cell table:style-name="ce77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77"/>
          <table:table-cell table:number-columns-repeated="2"/>
          <table:table-cell table:style-name="ce77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77"/>
          <table:table-cell table:number-columns-repeated="2"/>
          <table:table-cell table:style-name="ce77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77"/>
          <table:table-cell table:number-columns-repeated="2"/>
          <table:table-cell table:style-name="ce77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77"/>
          <table:table-cell table:number-columns-repeated="2"/>
          <table:table-cell table:style-name="ce77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77"/>
          <table:table-cell table:number-columns-repeated="2"/>
          <table:table-cell table:style-name="ce77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77"/>
          <table:table-cell table:number-columns-repeated="2"/>
          <table:table-cell table:style-name="ce77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77"/>
          <table:table-cell table:number-columns-repeated="2"/>
          <table:table-cell table:style-name="ce77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77"/>
          <table:table-cell table:number-columns-repeated="2"/>
          <table:table-cell table:style-name="ce77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77"/>
          <table:table-cell table:number-columns-repeated="2"/>
          <table:table-cell table:style-name="ce77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77"/>
          <table:table-cell table:number-columns-repeated="2"/>
          <table:table-cell table:style-name="ce77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77"/>
          <table:table-cell table:number-columns-repeated="2"/>
          <table:table-cell table:style-name="ce77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77"/>
          <table:table-cell table:number-columns-repeated="2"/>
          <table:table-cell table:style-name="ce77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77"/>
          <table:table-cell table:number-columns-repeated="2"/>
          <table:table-cell table:style-name="ce77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77"/>
          <table:table-cell table:number-columns-repeated="2"/>
          <table:table-cell table:style-name="ce77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77"/>
          <table:table-cell table:number-columns-repeated="2"/>
          <table:table-cell table:style-name="ce77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77"/>
          <table:table-cell table:number-columns-repeated="2"/>
          <table:table-cell table:style-name="ce77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77"/>
          <table:table-cell table:number-columns-repeated="2"/>
          <table:table-cell table:style-name="ce77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77"/>
          <table:table-cell table:number-columns-repeated="2"/>
          <table:table-cell table:style-name="ce77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77"/>
          <table:table-cell table:number-columns-repeated="2"/>
          <table:table-cell table:style-name="ce77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77"/>
          <table:table-cell table:number-columns-repeated="2"/>
          <table:table-cell table:style-name="ce77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77"/>
          <table:table-cell table:number-columns-repeated="2"/>
          <table:table-cell table:style-name="ce77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77"/>
          <table:table-cell table:number-columns-repeated="2"/>
          <table:table-cell table:style-name="ce77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77"/>
          <table:table-cell table:number-columns-repeated="2"/>
          <table:table-cell table:style-name="ce77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77"/>
          <table:table-cell table:number-columns-repeated="2"/>
          <table:table-cell table:style-name="ce77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77"/>
          <table:table-cell table:number-columns-repeated="2"/>
          <table:table-cell table:style-name="ce77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77"/>
          <table:table-cell table:number-columns-repeated="2"/>
          <table:table-cell table:style-name="ce77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77"/>
          <table:table-cell table:number-columns-repeated="2"/>
          <table:table-cell table:style-name="ce77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77"/>
          <table:table-cell table:number-columns-repeated="2"/>
          <table:table-cell table:style-name="ce77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77"/>
          <table:table-cell table:number-columns-repeated="2"/>
          <table:table-cell table:style-name="ce77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77"/>
          <table:table-cell table:number-columns-repeated="2"/>
          <table:table-cell table:style-name="ce77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77"/>
          <table:table-cell table:number-columns-repeated="2"/>
          <table:table-cell table:style-name="ce77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77"/>
          <table:table-cell table:number-columns-repeated="2"/>
          <table:table-cell table:style-name="ce77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77"/>
          <table:table-cell table:number-columns-repeated="2"/>
          <table:table-cell table:style-name="ce77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77"/>
          <table:table-cell table:number-columns-repeated="2"/>
          <table:table-cell table:style-name="ce77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77"/>
          <table:table-cell table:number-columns-repeated="2"/>
          <table:table-cell table:style-name="ce77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77"/>
          <table:table-cell table:number-columns-repeated="2"/>
          <table:table-cell table:style-name="ce77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77"/>
          <table:table-cell table:number-columns-repeated="2"/>
          <table:table-cell table:style-name="ce77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77"/>
          <table:table-cell table:number-columns-repeated="2"/>
          <table:table-cell table:style-name="ce77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77"/>
          <table:table-cell table:number-columns-repeated="2"/>
          <table:table-cell table:style-name="ce77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77"/>
          <table:table-cell table:number-columns-repeated="2"/>
          <table:table-cell table:style-name="ce77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77"/>
          <table:table-cell table:number-columns-repeated="2"/>
          <table:table-cell table:style-name="ce77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77"/>
          <table:table-cell table:number-columns-repeated="2"/>
          <table:table-cell table:style-name="ce77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77"/>
          <table:table-cell table:number-columns-repeated="2"/>
          <table:table-cell table:style-name="ce77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77"/>
          <table:table-cell table:number-columns-repeated="2"/>
          <table:table-cell table:style-name="ce77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77"/>
          <table:table-cell table:number-columns-repeated="2"/>
          <table:table-cell table:style-name="ce77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77"/>
          <table:table-cell table:number-columns-repeated="2"/>
          <table:table-cell table:style-name="ce77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77"/>
          <table:table-cell table:number-columns-repeated="2"/>
          <table:table-cell table:style-name="ce77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77"/>
          <table:table-cell table:number-columns-repeated="2"/>
          <table:table-cell table:style-name="ce77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77"/>
          <table:table-cell table:number-columns-repeated="2"/>
          <table:table-cell table:style-name="ce77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77"/>
          <table:table-cell table:number-columns-repeated="2"/>
          <table:table-cell table:style-name="ce77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77"/>
          <table:table-cell table:number-columns-repeated="2"/>
          <table:table-cell table:style-name="ce77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77"/>
          <table:table-cell table:number-columns-repeated="2"/>
          <table:table-cell table:style-name="ce77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77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44"/>
        <table:table-column table:style-name="co20" table:default-cell-style-name="ce79"/>
        <table:table-column table:style-name="co21" table:default-cell-style-name="ce79"/>
        <table:table-column table:style-name="co7" table:number-columns-repeated="1021" table:default-cell-style-name="ce79"/>
        <table:table-row table:style-name="ro2">
          <table:table-cell table:style-name="ce47"/>
          <table:table-cell table:style-name="ce47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47"/>
          <table:table-cell table:style-name="ce46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46" table:formula="of:=[.D2]/[.B3]" office:value-type="currency" office:currency="USD" office:value="28.0662293108956" calcext:value-type="currency">
            <text:p>$28.07</text:p>
          </table:table-cell>
          <table:table-cell table:style-name="ce60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73" office:value-type="float" office:value="0.01717626" calcext:value-type="float">
            <text:p>0.01717626</text:p>
          </table:table-cell>
          <table:table-cell table:style-name="ce60" table:formula="of:=[.D2]/[.B4]" office:value-type="currency" office:currency="USD" office:value="2487.153780858" calcext:value-type="currency">
            <text:p>$2,487.15</text:p>
          </table:table-cell>
          <table:table-cell table:style-name="ce60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60" table:formula="of:=[.D2]/[.B5]" office:value-type="currency" office:currency="USD" office:value="36370.4473088253" calcext:value-type="currency">
            <text:p>$36,370.45</text:p>
          </table:table-cell>
          <table:table-cell table:style-name="ce60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6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70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82"/>
        <table:table-column table:style-name="co23" table:default-cell-style-name="ce82"/>
        <table:table-column table:style-name="co19" table:default-cell-style-name="ce82"/>
        <table:table-column table:style-name="co9" table:default-cell-style-name="ce82"/>
        <table:table-column table:style-name="co24" table:default-cell-style-name="ce82"/>
        <table:table-column table:style-name="co7" table:number-columns-repeated="1019" table:default-cell-style-name="ce82"/>
        <table:table-row table:style-name="ro1">
          <table:table-cell table:style-name="ce80" office:value-type="string" calcext:value-type="string">
            <text:p>Pay / Hr:</text:p>
          </table:table-cell>
          <table:table-cell table:style-name="ce83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Pay / Day:</text:p>
          </table:table-cell>
          <table:table-cell table:style-name="ce83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Pay / Week:</text:p>
          </table:table-cell>
          <table:table-cell table:style-name="ce83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Pay / Month:</text:p>
          </table:table-cell>
          <table:table-cell table:style-name="ce83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Pay / Year:</text:p>
          </table:table-cell>
          <table:table-cell table:style-name="ce83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0"/>
          <table:table-cell table:style-name="ce83"/>
          <table:table-cell table:number-columns-repeated="1022"/>
        </table:table-row>
        <table:table-row table:style-name="ro1">
          <table:table-cell table:style-name="ce80" office:value-type="string" calcext:value-type="string">
            <text:p>Gross Income:</text:p>
          </table:table-cell>
          <table:table-cell table:style-name="ce83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0"/>
          <table:table-cell table:style-name="ce83"/>
          <table:table-cell table:number-columns-repeated="1022"/>
        </table:table-row>
        <table:table-row table:style-name="ro1">
          <table:table-cell table:style-name="ce80" office:value-type="string" calcext:value-type="string">
            <text:p>FED Taxes:</text:p>
          </table:table-cell>
          <table:table-cell table:style-name="ce84" table:formula="of:=SUM([.E27:.E33])" office:value-type="currency" office:currency="USD" office:value="3544.88" calcext:value-type="currency">
            <text:p>$3,544.88</text:p>
          </table:table-cell>
          <table:table-cell table:style-name="ce81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80" office:value-type="string" calcext:value-type="string">
            <text:p>State Taxes:</text:p>
          </table:table-cell>
          <table:table-cell table:style-name="ce84" table:formula="of:=SUM([.E36:.E39])" office:value-type="currency" office:currency="USD" office:value="2558.88" calcext:value-type="currency">
            <text:p>$2,558.88</text:p>
          </table:table-cell>
          <table:table-cell table:style-name="ce81" table:formula="of:=[.B10]/[.B7]" office:value-type="percentage" office:value="0.0820153846153846" calcext:value-type="percentage">
            <text:p>8.20%</text:p>
          </table:table-cell>
          <table:table-cell/>
          <table:table-cell table:style-name="ce87"/>
          <table:table-cell table:number-columns-repeated="1019"/>
        </table:table-row>
        <table:table-row table:style-name="ro1">
          <table:table-cell table:style-name="ce80" office:value-type="string" calcext:value-type="string">
            <text:p>Total Taxes:</text:p>
          </table:table-cell>
          <table:table-cell table:style-name="ce84" table:formula="of:=SUM([.B9:.B10])" office:value-type="currency" office:currency="USD" office:value="6103.76" calcext:value-type="currency">
            <text:p>$6,103.76</text:p>
          </table:table-cell>
          <table:table-cell table:style-name="ce81" table:formula="of:=[.B11]/[.B7]" office:value-type="percentage" office:value="0.195633333333333" calcext:value-type="percentage">
            <text:p>19.56%</text:p>
          </table:table-cell>
          <table:table-cell/>
          <table:table-cell table:style-name="ce75" office:value-type="string" calcext:value-type="string">
            <text:p>House:</text:p>
          </table:table-cell>
          <table:table-cell table:style-name="ce87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84"/>
          <table:table-cell table:style-name="ce81"/>
          <table:table-cell/>
          <table:table-cell table:style-name="ce80" office:value-type="string" calcext:value-type="string">
            <text:p>Hrs:</text:p>
          </table:table-cell>
          <table:table-cell table:style-name="ce88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Net Income:</text:p>
          </table:table-cell>
          <table:table-cell table:style-name="ce85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80" office:value-type="string" calcext:value-type="string">
            <text:p>8hr-Days:</text:p>
          </table:table-cell>
          <table:table-cell table:style-name="ce88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84"/>
          <table:table-cell table:number-columns-repeated="2"/>
          <table:table-cell table:style-name="ce80" office:value-type="string" calcext:value-type="string">
            <text:p>5Day-Weeks:</text:p>
          </table:table-cell>
          <table:table-cell table:style-name="ce88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Rent:</text:p>
          </table:table-cell>
          <table:table-cell table:style-name="ce84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80" office:value-type="string" calcext:value-type="string">
            <text:p>52Week-Years:</text:p>
          </table:table-cell>
          <table:table-cell table:style-name="ce88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Power Bill:</text:p>
          </table:table-cell>
          <table:table-cell table:style-name="ce84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0"/>
          <table:table-cell table:number-columns-repeated="1019"/>
        </table:table-row>
        <table:table-row table:style-name="ro1">
          <table:table-cell table:style-name="ce80" office:value-type="string" calcext:value-type="string">
            <text:p>Insurance:</text:p>
          </table:table-cell>
          <table:table-cell table:style-name="ce84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0"/>
          <table:table-cell table:number-columns-repeated="1019"/>
        </table:table-row>
        <table:table-row table:style-name="ro1">
          <table:table-cell table:style-name="ce80" office:value-type="string" calcext:value-type="string">
            <text:p>Phone Bill:</text:p>
          </table:table-cell>
          <table:table-cell table:style-name="ce84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0"/>
          <table:table-cell table:style-name="ce87"/>
          <table:table-cell table:number-columns-repeated="1018"/>
        </table:table-row>
        <table:table-row table:style-name="ro1">
          <table:table-cell table:style-name="ce80" office:value-type="string" calcext:value-type="string">
            <text:p>Internet Bill:</text:p>
          </table:table-cell>
          <table:table-cell table:style-name="ce84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0"/>
          <table:table-cell table:number-columns-repeated="1019"/>
        </table:table-row>
        <table:table-row table:style-name="ro1">
          <table:table-cell table:style-name="ce80" office:value-type="string" calcext:value-type="string">
            <text:p>Amazon Prime:</text:p>
          </table:table-cell>
          <table:table-cell table:style-name="ce84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87"/>
          <table:table-cell table:style-name="ce80"/>
          <table:table-cell table:number-columns-repeated="1019"/>
        </table:table-row>
        <table:table-row table:style-name="ro1">
          <table:table-cell table:style-name="ce80"/>
          <table:table-cell table:style-name="ce83"/>
          <table:table-cell/>
          <table:table-cell table:style-name="ce76"/>
          <table:table-cell table:style-name="ce80"/>
          <table:table-cell table:number-columns-repeated="1019"/>
        </table:table-row>
        <table:table-row table:style-name="ro1">
          <table:table-cell table:style-name="ce80" office:value-type="string" calcext:value-type="string">
            <text:p>Monthly Expenses</text:p>
          </table:table-cell>
          <table:table-cell table:style-name="ce83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Leftover / Year:</text:p>
          </table:table-cell>
          <table:table-cell table:style-name="ce83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Leftover / Month:</text:p>
          </table:table-cell>
          <table:table-cell table:style-name="ce83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80" table:number-columns-repeated="2"/>
          <table:table-cell table:number-columns-repeated="1022"/>
        </table:table-row>
        <table:table-row table:style-name="ro1">
          <table:table-cell table:style-name="ce80" office:value-type="string" calcext:value-type="string">
            <text:p>FED Rate</text:p>
          </table:table-cell>
          <table:table-cell table:style-name="ce80" office:value-type="string" calcext:value-type="string">
            <text:p>FED Single Bracket</text:p>
          </table:table-cell>
          <table:table-cell table:style-name="ce80" office:value-type="string" calcext:value-type="string">
            <text:p>FED Max Tax</text:p>
          </table:table-cell>
          <table:table-cell table:style-name="ce80" office:value-type="string" calcext:value-type="string">
            <text:p>Max Bracket </text:p>
          </table:table-cell>
          <table:table-cell table:style-name="ce80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81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87" table:formula="of:=9950" office:value-type="currency" office:currency="USD" office:value="9950" calcext:value-type="currency">
            <text:p>$9,950.00</text:p>
          </table:table-cell>
          <table:table-cell table:style-name="ce87" table:formula="of:=IF(([.B7]&gt;=9950); [.C27]; [.B7])" office:value-type="currency" office:currency="USD" office:value="9950" calcext:value-type="currency">
            <text:p>$9,950.00</text:p>
          </table:table-cell>
          <table:table-cell table:style-name="ce87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81" table:formula="of:=12%" office:value-type="percentage" office:value="0.12" calcext:value-type="percentage">
            <text:p>12.00%</text:p>
          </table:table-cell>
          <table:table-cell table:style-name="ce86" office:value-type="string" calcext:value-type="string">
            <text:p>$9,951 to $40,525</text:p>
          </table:table-cell>
          <table:table-cell table:style-name="ce87" table:formula="of:=40525-9951" office:value-type="currency" office:currency="USD" office:value="30574" calcext:value-type="currency">
            <text:p>$30,574.00</text:p>
          </table:table-cell>
          <table:table-cell table:style-name="ce87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87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81" table:formula="of:=22%" office:value-type="percentage" office:value="0.22" calcext:value-type="percentage">
            <text:p>22.00%</text:p>
          </table:table-cell>
          <table:table-cell table:style-name="ce86" office:value-type="string" calcext:value-type="string">
            <text:p>$40,526 to $86,375</text:p>
          </table:table-cell>
          <table:table-cell table:style-name="ce87" table:formula="of:=86375-40526" office:value-type="currency" office:currency="USD" office:value="45849" calcext:value-type="currency">
            <text:p>$45,849.00</text:p>
          </table:table-cell>
          <table:table-cell table:style-name="ce87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87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1" table:formula="of:=24%" office:value-type="percentage" office:value="0.24" calcext:value-type="percentage">
            <text:p>24.00%</text:p>
          </table:table-cell>
          <table:table-cell table:style-name="ce86" office:value-type="string" calcext:value-type="string">
            <text:p>$86,376 to $164,925</text:p>
          </table:table-cell>
          <table:table-cell table:style-name="ce87" table:formula="of:=164925-86376" office:value-type="currency" office:currency="USD" office:value="78549" calcext:value-type="currency">
            <text:p>$78,549.00</text:p>
          </table:table-cell>
          <table:table-cell table:style-name="ce87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87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1" table:formula="of:=32%" office:value-type="percentage" office:value="0.32" calcext:value-type="percentage">
            <text:p>32.00%</text:p>
          </table:table-cell>
          <table:table-cell table:style-name="ce86" office:value-type="string" calcext:value-type="string">
            <text:p>$164,926 to $209,425</text:p>
          </table:table-cell>
          <table:table-cell table:style-name="ce87" table:formula="of:=209425-164926" office:value-type="currency" office:currency="USD" office:value="44499" calcext:value-type="currency">
            <text:p>$44,499.00</text:p>
          </table:table-cell>
          <table:table-cell table:style-name="ce87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87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1" table:formula="of:=35%" office:value-type="percentage" office:value="0.35" calcext:value-type="percentage">
            <text:p>35.00%</text:p>
          </table:table-cell>
          <table:table-cell table:style-name="ce86" office:value-type="string" calcext:value-type="string">
            <text:p>$209,426 to $523,600</text:p>
          </table:table-cell>
          <table:table-cell table:style-name="ce87" table:formula="of:=523600-209426" office:value-type="currency" office:currency="USD" office:value="314174" calcext:value-type="currency">
            <text:p>$314,174.00</text:p>
          </table:table-cell>
          <table:table-cell table:style-name="ce87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87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1" table:formula="of:=37%" office:value-type="percentage" office:value="0.37" calcext:value-type="percentage">
            <text:p>37.00%</text:p>
          </table:table-cell>
          <table:table-cell table:style-name="ce86" office:value-type="string" calcext:value-type="string">
            <text:p>$523,601 or more</text:p>
          </table:table-cell>
          <table:table-cell table:style-name="ce87" table:formula="of:=523601" office:value-type="currency" office:currency="USD" office:value="523601" calcext:value-type="currency">
            <text:p>$523,601.00</text:p>
          </table:table-cell>
          <table:table-cell table:style-name="ce87" table:formula="of:=IF(([.B7]&gt;=523601); [.C33]; 0)" office:value-type="currency" office:currency="USD" office:value="0" calcext:value-type="currency">
            <text:p>$0.00</text:p>
          </table:table-cell>
          <table:table-cell table:style-name="ce87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81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87" table:formula="of:=3549" office:value-type="currency" office:currency="USD" office:value="3549" calcext:value-type="currency">
            <text:p>$3,549.00</text:p>
          </table:table-cell>
          <table:table-cell table:style-name="ce87" table:formula="of:=IF(([.B7]&gt;=3549); [.C36]; [.B7])" office:value-type="currency" office:currency="USD" office:value="3549" calcext:value-type="currency">
            <text:p>$3,549.00</text:p>
          </table:table-cell>
          <table:table-cell table:style-name="ce87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81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87" table:formula="of:=8899-3550" office:value-type="currency" office:currency="USD" office:value="5349" calcext:value-type="currency">
            <text:p>$5,349.00</text:p>
          </table:table-cell>
          <table:table-cell table:style-name="ce87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87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81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87" table:formula="of:=124999-8900" office:value-type="currency" office:currency="USD" office:value="116099" calcext:value-type="currency">
            <text:p>$116,099.00</text:p>
          </table:table-cell>
          <table:table-cell table:style-name="ce87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87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81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87" table:formula="of:=125000" office:value-type="currency" office:currency="USD" office:value="125000" calcext:value-type="currency">
            <text:p>$125,000.00</text:p>
          </table:table-cell>
          <table:table-cell table:style-name="ce87" table:formula="of:=IF(([.B7]&gt;=125000); [.C39]; 0)" office:value-type="currency" office:currency="USD" office:value="0" calcext:value-type="currency">
            <text:p>$0.00</text:p>
          </table:table-cell>
          <table:table-cell table:style-name="ce87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7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21:04:51.093252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2-15T16:34:04.836421431</dc:date>
    <meta:editing-duration>P75DT2H59M27S</meta:editing-duration>
    <meta:editing-cycles>300</meta:editing-cycles>
    <meta:generator>LibreOffice/6.4.7.2$Linux_X86_64 LibreOffice_project/40$Build-2</meta:generator>
    <meta:document-statistic meta:table-count="5" meta:cell-count="1750" meta:object-count="0"/>
  </office:meta>
</office:document-meta>
</file>